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text-shadow="1pt 1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line draw:style-name="gr4" draw:text-style-name="P5" draw:layer="layout" svg:x1="6.715cm" svg:y1="11.033cm" svg:x2="18.399cm" svg:y2="11.033cm">
          <text:p/>
        </draw:line>
        <draw:line draw:style-name="gr4" draw:text-style-name="P5" draw:layer="layout" svg:x1="6.702cm" svg:y1="11.033cm" svg:x2="6.715cm" svg:y2="7.223cm">
          <text:p/>
        </draw:line>
        <draw:line draw:style-name="gr5" draw:text-style-name="P5" draw:layer="layout" svg:x1="8.239cm" svg:y1="10.652cm" svg:x2="8.239cm" svg:y2="11.414cm">
          <text:p/>
        </draw:line>
        <draw:line draw:style-name="gr5" draw:text-style-name="P5" draw:layer="layout" svg:x1="16.621cm" svg:y1="10.652cm" svg:x2="16.621cm" svg:y2="11.414cm">
          <text:p/>
        </draw:line>
        <draw:frame draw:style-name="gr6" draw:text-style-name="P6" draw:layer="layout" svg:width="0.853cm" svg:height="0.962cm" svg:x="7.767cm" svg:y="11.922cm">
          <draw:text-box>
            <text:p><text:span text:style-name="T4">a</text:span></text:p>
          </draw:text-box>
        </draw:frame>
        <draw:frame draw:style-name="gr6" draw:text-style-name="P6" draw:layer="layout" svg:width="0.891cm" svg:height="0.962cm" svg:x="16.149cm" svg:y="11.722cm">
          <draw:text-box>
            <text:p><text:span text:style-name="T4">b</text:span></text:p>
          </draw:text-box>
        </draw:frame>
        <draw:path draw:style-name="gr7" draw:text-style-name="P5" draw:layer="layout" svg:width="8.23cm" svg:height="2.42cm" draw:transform="skewX (-0.0240855436775217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8" draw:text-style-name="P7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9" draw:text-style-name="P8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9" draw:text-style-name="P8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9" draw:text-style-name="P8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9" draw:text-style-name="P8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9" draw:text-style-name="P8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9" draw:text-style-name="P8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6" draw:text-style-name="P6" draw:layer="layout" svg:width="0.853cm" svg:height="0.962cm" svg:x="18.145cm" svg:y="11.414cm">
          <draw:text-box>
            <text:p><text:span text:style-name="T4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1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19T10:32:19.024495879</dc:date>
    <meta:editing-duration>PT4H10M53S</meta:editing-duration>
    <meta:editing-cycles>2</meta:editing-cycles>
    <meta:generator>LibreOffice/6.4.7.2$Linux_X86_64 LibreOffice_project/40$Build-2</meta:generator>
    <meta:document-statistic meta:object-count="22"/>
  </office:meta>
</office:document-meta>
</file>